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800000153FF319A09.jpg" manifest:media-type="image/jpeg"/>
  <manifest:file-entry manifest:full-path="Pictures/10000000000002260000015A7BC251E9.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90599" officeooo:paragraph-rsid="00090599"/>
    </style:style>
    <style:style style:name="P2" style:family="paragraph" style:parent-style-name="Text_20_body">
      <style:text-properties officeooo:paragraph-rsid="00090599"/>
    </style:style>
    <style:style style:name="P3" style:family="paragraph" style:parent-style-name="Text_20_body">
      <style:text-properties officeooo:rsid="000b1a24" officeooo:paragraph-rsid="000b1a24"/>
    </style:style>
    <style:style style:name="P4"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5"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officeooo:rsid="000896dc" officeooo:paragraph-rsid="000896dc" style:text-blinking="false" fo:background-color="transparent"/>
    </style:style>
    <style:style style:name="P6" style:family="paragraph" style:parent-style-name="Text_20_body">
      <style:paragraph-properties fo:margin-top="0cm" fo:margin-bottom="0cm" style:contextual-spacing="false" fo:line-height="138%" style:writing-mode="lr-tb"/>
    </style:style>
    <style:style style:name="P7" style:family="paragraph" style:parent-style-name="Text_20_body">
      <style:paragraph-properties fo:margin-top="0cm" fo:margin-bottom="0cm" style:contextual-spacing="false" fo:line-height="138%" style:writing-mode="lr-tb"/>
      <style:text-properties officeooo:rsid="00090599"/>
    </style:style>
    <style:style style:name="P8" style:family="paragraph" style:parent-style-name="Text_20_body">
      <style:paragraph-properties fo:margin-top="0cm" fo:margin-bottom="0cm" style:contextual-spacing="false" fo:line-height="138%" style:writing-mode="lr-tb"/>
      <style:text-properties officeooo:rsid="000bcc87" officeooo:paragraph-rsid="000bcc87"/>
    </style:style>
    <style:style style:name="P9" style:family="paragraph" style:parent-style-name="Contents_20_Heading">
      <style:text-properties officeooo:rsid="00090599" officeooo:paragraph-rsid="00090599"/>
    </style:style>
    <style:style style:name="P10" style:family="paragraph" style:parent-style-name="Text_20_body">
      <style:paragraph-properties fo:margin-top="0cm" fo:margin-bottom="0cm" style: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1" style:family="paragraph" style:parent-style-name="Text_20_body">
      <style:paragraph-properties fo:margin-top="0cm" fo:margin-bottom="0cm" style:contextual-spacing="false" fo:line-height="138%" style:writing-mode="lr-tb"/>
      <style:text-properties officeooo:paragraph-rsid="000e4498"/>
    </style:style>
    <style:style style:name="P12" style:family="paragraph" style:parent-style-name="Text_20_body">
      <style:paragraph-properties fo:margin-top="0cm" fo:margin-bottom="0cm" style:contextual-spacing="false" fo:line-height="138%" style:writing-mode="lr-tb"/>
      <style:text-properties officeooo:paragraph-rsid="000fac3a"/>
    </style:style>
    <style:style style:name="P13" style:family="paragraph" style:parent-style-name="Text_20_body">
      <style:paragraph-properties fo:margin-top="0cm" fo:margin-bottom="0cm" style:contextual-spacing="false" fo:line-height="138%" style:writing-mode="lr-tb"/>
      <style:text-properties officeooo:paragraph-rsid="00115768"/>
    </style:style>
    <style:style style:name="P14" style:family="paragraph" style:parent-style-name="Heading_20_1">
      <style:text-properties officeooo:rsid="00090599" officeooo:paragraph-rsid="00090599"/>
    </style:style>
    <style:style style:name="P15" style:family="paragraph" style:parent-style-name="Heading_20_1">
      <style:text-properties officeooo:paragraph-rsid="000b7fc3"/>
    </style:style>
    <style:style style:name="P16" style:family="paragraph" style:parent-style-name="Heading_20_1">
      <style:text-properties officeooo:rsid="000b7fc3" officeooo:paragraph-rsid="000b7fc3"/>
    </style:style>
    <style:style style:name="P17" style:family="paragraph" style:parent-style-name="Contents_20_Heading">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18" style:family="paragraph" style:parent-style-name="Contents_20_Heading">
      <style:text-properties fo:font-variant="normal" fo:text-transform="none" fo:color="#000000" style:text-line-through-style="none" style:text-line-through-type="none" style:font-name="Arial" fo:font-size="10.5pt" fo:font-style="normal" style:text-underline-style="none" fo:font-weight="normal" officeooo:rsid="00090599" officeooo:paragraph-rsid="00090599" style:text-blinking="false" fo:background-color="transparent"/>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0.5pt" fo:font-style="normal" style:text-underline-style="none" fo:font-weight="bold" officeooo:rsid="000b7fc3"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0.5pt" fo:font-style="normal" style:text-underline-style="none" fo:font-weight="bold" officeooo:rsid="000fac3a" style:text-blinking="false" fo:background-color="transparent" loext:char-shading-value="0" style:font-weight-asian="bold" style:font-weight-complex="bold"/>
    </style:style>
    <style:style style:name="T5" style:family="text">
      <style:text-properties fo:font-variant="normal" fo:text-transform="none" fo:color="#000000" style:text-line-through-style="none" style:text-line-through-type="none" style:font-name="Arial" fo:font-size="10.5pt" fo:font-style="normal" style:text-underline-style="none" fo:font-weight="bold" officeooo:rsid="000e4498" style:text-blinking="false" fo:background-color="transparent" loext:char-shading-value="0"/>
    </style:style>
    <style:style style:name="T6"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7" style:family="text">
      <style:text-properties fo:font-variant="normal" fo:text-transform="none" fo:color="#000000" style:text-line-through-style="none" style:text-line-through-type="none" style:font-name="Arial" fo:font-size="10.5pt" fo:font-style="normal" style:text-underline-style="none" fo:font-weight="normal" officeooo:rsid="000b7fc3" style:text-blinking="false" fo:background-color="transparent" loext:char-shading-value="0"/>
    </style:style>
    <style:style style:name="T8" style:family="text">
      <style:text-properties fo:font-variant="normal" fo:text-transform="none" fo:color="#000000" style:text-line-through-style="none" style:text-line-through-type="none" style:font-name="Arial" fo:font-size="10.5pt" fo:font-style="normal" style:text-underline-style="none" fo:font-weight="normal" officeooo:rsid="000bc411" style:text-blinking="false" fo:background-color="transparent" loext:char-shading-value="0"/>
    </style:style>
    <style:style style:name="T9"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font-weight-asian="normal" style:font-weight-complex="normal"/>
    </style:style>
    <style:style style:name="T10" style:family="text">
      <style:text-properties fo:font-variant="normal" fo:text-transform="none" fo:color="#000000" style:text-line-through-style="none" style:text-line-through-type="none" style:font-name="Arial" fo:font-size="10.5pt" fo:font-style="normal" style:text-underline-style="none" fo:font-weight="normal" officeooo:rsid="000bcc87" style:text-blinking="false" fo:background-color="transparent" loext:char-shading-value="0"/>
    </style:style>
    <style:style style:name="T11" style:family="text">
      <style:text-properties fo:font-variant="normal" fo:text-transform="none" fo:color="#000000" style:text-line-through-style="none" style:text-line-through-type="none" style:font-name="Arial" fo:font-size="10.5pt" fo:font-style="normal" style:text-underline-style="none" fo:font-weight="normal" officeooo:rsid="000da0e8"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13" style:family="text">
      <style:text-properties officeooo:rsid="000896dc"/>
    </style:style>
    <style:style style:name="T14" style:family="text">
      <style:text-properties officeooo:rsid="000934d3"/>
    </style:style>
    <style:style style:name="T15" style:family="text">
      <style:text-properties officeooo:rsid="000b7fc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bookmark text:name="docs-internal-guid-c5c04788-a38f-71a6-e659-788e0adf148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Title">Leirikanta</text:p>
      <text:p text:style-name="Subtitle">Tietokantasovellus</text:p>
      <text:p text:style-name="Subtitle">Aino Haavisto 2015</text:p>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isällysluettelo1_Head">
            <text:p text:style-name="Contents_20_Heading"><text:soft-page-break/>Sisällysluettelo</text:p>
          </text:index-title>
          <text:p text:style-name="P20"><text:a xlink:type="simple" xlink:href="#__RefHeading__107_244584821" text:style-name="Index_20_Link" text:visited-style-name="Index_20_Link">Johdanto<text:tab/>3</text:a></text:p>
          <text:p text:style-name="P20"><text:a xlink:type="simple" xlink:href="#__RefHeading__111_244584821" text:style-name="Index_20_Link" text:visited-style-name="Index_20_Link">Käyttäjäryhmät<text:tab/>3</text:a></text:p>
          <text:p text:style-name="P20"><text:a xlink:type="simple" xlink:href="#__RefHeading__113_244584821" text:style-name="Index_20_Link" text:visited-style-name="Index_20_Link">Käyttötapaukset<text:tab/>4</text:a></text:p>
          <text:p text:style-name="P19"><text:a xlink:type="simple" xlink:href="#__RefHeading__365_1223229344" text:style-name="Index_20_Link" text:visited-style-name="Index_20_Link">Käyttötapauskaavio<text:tab/>4</text:a></text:p>
        </text:index-body>
      </text:table-of-content>
      <text:p text:style-name="P4"/>
      <text:p text:style-name="P4"/>
      <text:p text:style-name="P4"/>
      <text:p text:style-name="P4"/>
      <text:p text:style-name="P4"/>
      <text:p text:style-name="P4"/>
      <text:p text:style-name="P4"/>
      <text:p text:style-name="P4"/>
      <text:p text:style-name="P7"/>
      <text:h text:style-name="P14" text:outline-level="1"/>
      <text:h text:style-name="P14" text:outline-level="1"/>
      <text:h text:style-name="P14" text:outline-level="1"/>
      <text:h text:style-name="P14" text:outline-level="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4" text:outline-level="1"><text:soft-page-break/></text:h>
      <text:h text:style-name="P14" text:outline-level="1"><text:bookmark-start text:name="__RefHeading__107_244584821"/>Johdanto<text:bookmark-end text:name="__RefHeading__107_244584821"/></text:h>
      <text:p text:style-name="P2"/>
      <text:p text:style-name="P1">Toteutettava työ on keskikokoiselle järjestölle tarkoitettu tietokanta kesäleireihin liittyvistä asioista, erityisesti leirien työntekijöistä. <text:span text:style-name="T14">Leireille töihin haluavat ihmiset rekisteröityvät järjestelmään, jonka jälkeen he voivat jättää työhakemuksen. Noista työhakemuksista järjestön työryhmä valitsee kullekin leirille kaksi leirinjohtajaa. Sen jälkeen leirinjohtajiksi valitut pääsevät selaamaan ohjaajahakijoiden, leirien ja leiripaikkojen tietoja. He valitsevat leirilleen ohjaajat hakemusten perusteella, ja merkitsevät tietokantaan, keitä ovat valinneet leireilleen.</text:span></text:p>
      <text:p text:style-name="P3">Työ toteutetaan Helsingin yliopiston tietojenkäsittelytieteen laitoksen users-palvelimella käyttäen PostgreSQL-tietokantapalvelinta. <text:span text:style-name="T15">Web-sovelluspuoli kirjoitetaan PHP:llä. </text:span></text:p>
      <text:p text:style-name="P2"/>
      <text:p text:style-name="P2"/>
      <text:h text:style-name="P16" text:outline-level="1"><text:bookmark-start text:name="__RefHeading__111_244584821"/>Käyttäjäryhmät<text:bookmark-end text:name="__RefHeading__111_244584821"/></text:h>
      <text:p text:style-name="P2"/>
      <text:p text:style-name="P4"><text:span text:style-name="T15">Järjestelmässä on kolme käyttäjäryhmää: </text:span>admin, (leirin)johtaja, (leiri)<text:span text:style-name="T13">työntekijä</text:span></text:p>
      <text:p text:style-name="P4"/>
      <text:p text:style-name="P6"><text:span text:style-name="T3">A</text:span><text:span text:style-name="T2">dmin</text:span></text:p>
      <text:p text:style-name="P4">Admin voi muokata kaikkea tietokannassa. Päätehtävä adminilla on valita leirinjohtajat.</text:p>
      <text:p text:style-name="P4"/>
      <text:p text:style-name="P6"><text:span text:style-name="T3">T</text:span><text:span text:style-name="T2">yöntekijä</text:span></text:p>
      <text:p text:style-name="P6"><text:span text:style-name="T7">T</text:span><text:span text:style-name="T6">yöntekijäksi voi rekisteröityä kuka tahansa, joka haluaa hakea leirille töihin. Rekisteröitymisen jälkeen työntekijä voi kirjoittaa järjestelmään työhakemuksen, jossa ilmoittaa mille leireille on halukas tulemaan töihin. Työntekijät voivat muokata ja täydentää hakemuksiaan myöhemmin.</text:span></text:p>
      <text:p text:style-name="P4"/>
      <text:p text:style-name="P6"><text:span text:style-name="T3">L</text:span><text:span text:style-name="T2">eirinjohtaja</text:span></text:p>
      <text:p text:style-name="P4">Leirinjohtajat kuuluvat myös työntekijöihin. Työntekijöistä valitaan leirinjohtajat (2 kpl) per leiri. Sen jälkeen he pystyvät selaamaan leiripaikkojen ja ohjaajahakijoiden tietoja, sekä nimeämään ohjaajaksi hakeneita työntekijöiksi omalle leirilleen.</text:p>
      <text:p text:style-name="Text_20_body"/>
      <text:p text:style-name="Text_20_body"/>
      <text:p text:style-name="Text_20_body"/>
      <text:p text:style-name="Text_20_body"/>
      <text:p text:style-name="Text_20_body"/>
      <text:h text:style-name="P15" text:outline-level="1"><text:bookmark-start text:name="__RefHeading__113_244584821"/><text:soft-page-break/><text:span text:style-name="T15">Käyttötapaukset</text:span><text:bookmark-end text:name="__RefHeading__113_244584821"/></text:h>
      <text:p text:style-name="P6"><text:span text:style-name="T8">k</text:span><text:span text:style-name="T6">uka tahansa voi rekisteröityä </text:span><text:span text:style-name="T2">työntekijäksi</text:span></text:p>
      <text:p text:style-name="P8"><text:span text:style-name="T2">työntekijä </text:span><text:span text:style-name="T9">voi kirjautua sisään</text:span></text:p>
      <text:p text:style-name="P6"><text:span text:style-name="T2">työntekijä </text:span><text:span text:style-name="T6">voi tehdä työhakemuksen leiriohjaajaksi tai -johtajaksi</text:span></text:p>
      <text:p text:style-name="P6"><text:span text:style-name="T6"><text:tab/></text:span><text:span text:style-name="T10">Työhakemus sisältää mm. tiedon siitä, mille leireille hakija on halukas tulemaan töihin.</text:span></text:p>
      <text:p text:style-name="P11"><text:span text:style-name="T2">työntekijä</text:span><text:span text:style-name="T1"> </text:span><text:span text:style-name="T6">voi muokata hakemustaan</text:span></text:p>
      <text:p text:style-name="P11"><text:span text:style-name="T5">työntekijä</text:span><text:span text:style-name="T6"> voi selata leiripaikkojen tietoja</text:span></text:p>
      <text:p text:style-name="P12"><text:span text:style-name="T4">työntekijä</text:span><text:span text:style-name="T8"> voi selata leirien tietoja</text:span></text:p>
      <text:p text:style-name="P12"><text:span text:style-name="T2">admin</text:span><text:span text:style-name="T1"> </text:span><text:span text:style-name="T6">voi lisätä hakijan leirinjohtajaksi</text:span></text:p>
      <text:p text:style-name="P6"><text:span text:style-name="T6"><text:tab/></text:span><text:span text:style-name="T10">Tällöin kyseinen käyttäjä saa oikeuden selata muiden hakemuksia</text:span></text:p>
      <text:p text:style-name="P6"><text:span text:style-name="T2">admin</text:span><text:span text:style-name="T1"> </text:span><text:span text:style-name="T6">voi nimetä leirinjohtajan tietylle leirille johtajaksi</text:span></text:p>
      <text:p text:style-name="P6"><text:span text:style-name="T6"><text:tab/></text:span><text:span text:style-name="T10">Tällöin kyseinen käyttäjä voi lisätä leirinohjaajia kyseisen leirin työntekijöiksi.</text:span></text:p>
      <text:p text:style-name="P6"><text:span text:style-name="T2">leirinjohtaja</text:span><text:span text:style-name="T1"> </text:span><text:span text:style-name="T6">voi selata ohjaajien hakemuksia</text:span></text:p>
      <text:p text:style-name="P6"><text:span text:style-name="T6"><text:tab/></text:span><text:span text:style-name="T11">Johtaja myös näkee, onko ohjaaja valittu jo joillekin leireille.</text:span></text:p>
      <text:p text:style-name="P13"><text:span text:style-name="T2">leirinjohtaja</text:span><text:span text:style-name="T1"> </text:span><text:span text:style-name="T6">voi nimetä ohjaajia omalle leirilleen</text:span></text:p>
      <text:p text:style-name="P13"/>
      <text:h text:style-name="Heading_20_2" text:outline-level="2"><text:bookmark-start text:name="__RefHeading__365_1223229344"/><text:span text:style-name="T12">Käyttötapauskaavio</text:span><text:bookmark-end text:name="__RefHeading__365_1223229344"/></text:h>
      <text:p text:style-name="Contents_20_Heading"><draw:frame draw:style-name="fr1" draw:name="Kuva1" text:anchor-type="paragraph" svg:x="1.21cm" svg:y="0.545cm" svg:width="13.363cm" svg:height="8.68cm" draw:z-index="0"><draw:image xlink:href="Pictures/10000000000002260000015A7BC251E9.jpg" xlink:type="simple" xlink:show="embed" xlink:actuate="onLoad"/></draw:frame></text:p>
      <text:p text:style-name="P17"/>
      <text:p text:style-name="P9"/>
      <text:p text:style-name="P1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Järjestelmän tietosisältö</text:h>
      <text:p text:style-name="Standard"/>
      <text:p text:style-name="Standard"/>
      <text:p text:style-name="Standard"><draw:frame draw:style-name="fr1" draw:name="Kuva2" text:anchor-type="paragraph" svg:x="0.919cm" svg:y="0.032cm" svg:width="12.755cm" svg:height="7.322cm" draw:z-index="1"><draw:image xlink:href="Pictures/100000000000025800000153FF319A09.jpg" xlink:type="simple" xlink:show="embed" xlink:actuate="onLoad"/></draw:fram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i" fo:country="FI"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6T19:48:53.462897222</meta:creation-date>
    <dc:date>2015-09-13T22:39:41.856609297</dc:date>
    <meta:editing-duration>PT5H32M30S</meta:editing-duration>
    <meta:editing-cycles>10</meta:editing-cycles>
    <meta:generator>LibreOffice/4.2.8.2$Linux_X86_64 LibreOffice_project/420m0$Build-2</meta:generator>
    <meta:document-statistic meta:table-count="0" meta:image-count="2" meta:object-count="0" meta:page-count="5" meta:paragraph-count="36" meta:word-count="262" meta:character-count="2440" meta:non-whitespace-character-count="2436"/>
  </office:meta>
</office:document-meta>
</file>